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onsolas" style:font-name-asian="Consolas" style:font-name-complex="Consolas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solas" style:font-name-asian="Consolas" style:font-name-complex="Consolas" style:font-family-generic="moder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DEC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BIN</text:p>
          </table:table-cell>
          <table:table-cell office:value-type="string" table:style-name="ce3">
            <text:p>OCT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00" table:style-name="ce2">
            <text:p>100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01" table:style-name="ce2">
            <text:p>101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10" table:style-name="ce2">
            <text:p>110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111" table:style-name="ce2">
            <text:p>111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1000" table:style-name="ce2">
            <text:p>1000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001" table:style-name="ce2">
            <text:p>1001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string" table:style-name="ce2">
            <text:p>A</text:p>
          </table:table-cell>
          <table:table-cell office:value-type="float" office:value="1010" table:style-name="ce2">
            <text:p>1010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string" table:style-name="ce2">
            <text:p>B</text:p>
          </table:table-cell>
          <table:table-cell office:value-type="float" office:value="1011" table:style-name="ce2">
            <text:p>1011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string" table:style-name="ce2">
            <text:p>C</text:p>
          </table:table-cell>
          <table:table-cell office:value-type="float" office:value="1100" table:style-name="ce2">
            <text:p>1100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string" table:style-name="ce2">
            <text:p>D</text:p>
          </table:table-cell>
          <table:table-cell office:value-type="float" office:value="1101" table:style-name="ce2">
            <text:p>1101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string" table:style-name="ce2">
            <text:p>E</text:p>
          </table:table-cell>
          <table:table-cell office:value-type="float" office:value="1110" table:style-name="ce2">
            <text:p>1110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string" table:style-name="ce2">
            <text:p>F</text:p>
          </table:table-cell>
          <table:table-cell office:value-type="float" office:value="1111" table:style-name="ce2">
            <text:p>1111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Planilha1.B2:Planilha1.E18" table:name="Tabe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Panificadora Larissa</meta:initial-creator>
    <dc:creator>Carlos</dc:creator>
    <meta:creation-date>2020-11-07T12:15:24Z</meta:creation-date>
    <dc:date>2020-11-07T12:26:19Z</dc:date>
  </office:meta>
</office:document-meta>
</file>